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17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1.0665in"/>
    </style:style>
    <style:style style:name="co8" style:family="table-column">
      <style:table-column-properties fo:break-before="auto" style:column-width="1.2827in"/>
    </style:style>
    <style:style style:name="co9" style:family="table-column">
      <style:table-column-properties fo:break-before="auto" style:column-width="3.3173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4272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ntidade">
      <style:table-properties table:display="true" style:writing-mode="lr-tb"/>
    </style:style>
    <style:style style:name="ce4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0.74pt solid #212121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74pt solid #212121" fo:padding="0.028in" style:rotation-align="non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padding="0.028in"/>
    </style:style>
    <style:style style:name="ce68" style:family="table-cell" style:parent-style-name="Default">
      <style:table-cell-properties style:diagonal-bl-tr="none" style:diagonal-tl-br="none" fo:border="0.06pt solid #000000" fo:padding="0.028in" style:rotation-align="none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70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/>
      <style:paragraph-properties fo:text-align="center" fo:margin-left="0in"/>
    </style:style>
    <style:style style:name="T1" style:family="text">
      <style:text-properties style:text-overline-style="none" style:text-overline-color="font-color" fo:color="#000000" fo:language="gl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2pt" style:language-asian="zh" style:country-asian="CN" style:language-complex="hi" style:country-complex="IN" style:font-name-asian="Noto Sans CJK SC Regular" style:font-relief="none" style:text-emphasize="none" style:font-style-complex="normal" style:font-style-asian="normal" style:font-weight-complex="normal" style:font-weight-asian="normal" style:font-size-complex="12pt" style:font-size-asian="12pt" style:font-name-complex="Calibri" style:font-name="Calibri"/>
    </style:style>
    <style:style style:name="T2" style:family="text">
      <style:text-properties style:text-overline-style="none" style:text-overline-color="font-color" fo:color="#000000" fo:language="gl" fo:country="ES" style:text-line-through-mode="continuous" fo:text-shadow="none" style:text-outline="false" fo:font-style="normal" style:text-line-through-type="none" style:text-underline-style="none" style:text-underline-color="font-color" fo:font-size="12pt" style:language-asian="zh" style:country-asian="CN" style:language-complex="hi" style:country-complex="IN" style:font-name-asian="Noto Sans CJK SC Regular" style:font-relief="none" style:text-emphasize="none" style:font-style-complex="normal" style:font-style-asian="normal" style:font-size-complex="12pt" style:font-size-asian="12pt" style:font-name-complex="Calibri" style:font-name="Calibri" fo:font-weight="bold" style:font-weight-asian="bold" style:font-weight-complex="bold"/>
    </style:style>
    <style:style style:name="T3" style:family="text">
      <style:text-properties style:text-overline-style="none" style:text-overline-color="font-color" fo:color="#000000" fo:language="gl" fo:country="ES" style:text-line-through-mode="continuous" fo:text-shadow="none" style:text-outline="false" fo:font-style="normal" style:text-line-through-type="none" style:text-underline-style="none" style:text-underline-color="font-color" fo:font-size="12pt" style:language-asian="zh" style:country-asian="CN" style:language-complex="hi" style:country-complex="IN" style:font-name-asian="Noto Sans CJK SC Regular" style:font-relief="none" style:text-emphasize="none" style:font-style-complex="normal" style:font-style-asian="normal" style:font-size-complex="12pt" style:font-size-asian="12pt" style:font-name-complex="Calibri" style:font-name="Calibri" fo:font-weight="normal" style:font-weight-asian="normal" style:font-weight-complex="normal"/>
    </style:style>
    <style:style style:name="T4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gl" fo:country="ES" style:language-asian="zh" style:country-asian="CN" style:language-complex="hi" style:country-complex="IN" style:font-name-asian="Noto Sans CJK SC Regular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TSTA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ARTISTA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ARTISTA</text:p>
          </table:table-cell>
          <table:covered-table-cell table:number-columns-repeated="6" table:style-name="ce63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ARTSTA</text:p>
          </table:table-cell>
          <table:covered-table-cell table:number-columns-repeated="6" table:style-name="ce19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Persona o grupo que interpreta o compone caciones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office:value-type="string" calcext:value-type="string" table:number-columns-spanned="9" table:number-rows-spanned="3">
            <text:p>Superclase de la especialización Total y Disjunta de Persona y Grupo.</text:p>
            <text:p>Se seleccionó esta opción dado que ambos, Persona y Grupo, “son artistas” y comparten su identificador.</text:p>
          </table:table-cell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identificador de artista será generado automaticamente por el sistema y será inmutable.</text:p>
            <text:p>No podrá eliminarse en el caso de existir alguna versión, canción o album asociado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ARTSTA-INTRPRTA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LBUM FOR ARTSTA-INTRPRTA-ALBUM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NCN FOR ARTSTA-CMPNE-CNC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HSTRCO-NMBRE-ARTSTCO FOR ARTSTA-TIENE-HSTRCO-NMBRE-ARSTC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PRSNA FOR “IS A”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GRUPO FOR “IS A”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/>
          <table:table-cell table:style-name="ce68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6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7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PRSNA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PERSONA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PERSONA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PRSNA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Persona individual que interpreta o compone caciones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office:value-type="string" calcext:value-type="string" table:number-columns-spanned="9" table:number-rows-spanned="3">
            <text:p>Subclase de Artista</text:p>
          </table:table-cell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eliminarse en el caso de existir alguna versión, canción o album asociados.</text:p>
            <text:p>No podrá eliminarse si pertenece o ha pertenecido a algún grupo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MMBRO FOR PRSNA-ES-MMBR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“IS A”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DATO-NMBRE-REAL-PRSNA</text:p>
          </table:table-cell>
          <table:covered-table-cell table:number-columns-repeated="3" table:style-name="ce15"/>
          <table:table-cell table:style-name="ce66"/>
          <table:table-cell table:style-name="ce66" office:value-type="string" calcext:value-type="string">
            <text:p>*</text:p>
          </table:table-cell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<text:s text:c="4"/>NOM-PILA-PRSNA</text:p>
          </table:table-cell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<text:s text:c="4"/>NOM-PRMR-APLLDO-PRSNA</text:p>
          </table:table-cell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<text:s text:c="4"/>NOM-SGNDO-APLLDO-PRSNA</text:p>
          </table:table-cell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32" table:number-columns-spanned="4" table:number-rows-spanned="1"/>
          <table:covered-table-cell table:number-columns-repeated="3" table:style-name="ce32"/>
          <table:table-cell table:style-name="ce32" table:number-columns-repeated="4"/>
          <table:table-cell table:number-columns-repeated="248"/>
        </table:table-row>
        <table:table-row table:style-name="ro2">
          <table:table-cell/>
          <table:table-cell table:style-name="ce32" table:number-columns-spanned="4" table:number-rows-spanned="1"/>
          <table:covered-table-cell table:number-columns-repeated="3" table:style-name="ce32"/>
          <table:table-cell table:style-name="ce32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 ( de ARTSTA )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9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GRUPO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GRUPO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GRUP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GRUP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onjunto de personas que interpretan o componen caciones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office:value-type="string" calcext:value-type="string" table:number-columns-spanned="9" table:number-rows-spanned="3">
            <text:p>Subclase de Artista</text:p>
          </table:table-cell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eliminarse en el caso de existir alguna versión, canción o album asociados.</text:p>
            <text:p>No podrá eliminarse en el caso de existir o haber existido algún miembro asociado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MMBRO FOR GRUPO-TIENE-MMBR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“IS A”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/>
          <table:table-cell table:style-name="ce67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/>
          <table:table-cell table:style-name="ce68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 ( de ARTSTA )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9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MMBRO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8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MIEMBRO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MIEMBR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MMBR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ada una de las personas integrantes de un grupo en un momento concreto en el tiempo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eliminarse.</text:p>
            <text:p>No podrán existir dos entradas de una misma persona con su fecha de salida nula.</text:p>
            <text:p>De existir una entrada con su fecha de salida nula esta será, necesariamente, única y hará referencia al grupo actual al que pertenece la person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GRUPO FOR GRUPO-TIENE-MMBR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PRSNA FOR PRSNA-ES-MMBR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UNION-MMBRO</text:p>
          </table:table-cell>
          <table:covered-table-cell table:number-columns-repeated="3" table:style-name="ce15"/>
          <table:table-cell table:style-name="ce66"/>
          <table:table-cell table:style-name="ce67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SLDA-MMBR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 ( de PERSONA ), FEC-UNION-MMBRO 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9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HSTRCO-NMBRE-ARTSTCO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HISTÓRICO DE NOMBRES ARTÍSTICOS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HISTORICO-NOMBRE-ARTISTIC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17" office:value-type="string" calcext:value-type="string" table:number-columns-spanned="7" table:number-rows-spanned="1">
            <text:p>HSTRCO-NMBRE-ARTSTC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Registro de los nombres artísticos que toman diferentes artistas a lo largo del tiempo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se podrá eliminar si aún existe el artista asociado.</text:p>
            <text:p>Se eliminará automaticamente cuando el artista al que está asignado sea eliminado.</text:p>
            <text:p>No podrán existir dos entradas de un mismo artista con su fecha de validez final nula.</text:p>
            <text:p>Para cada artista siempre debe haber una única entrada con su fecha de validez final con varlo nulo, este será el nombre actual del artist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ARTSTA-TIENE-HSTRCO-NMBRE-ARSTC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Default"/>
          <table:table-cell table:style-name="ce9" table:number-columns-repeated="8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INCO-HSTRCO-NMBRE-ARTSTCO</text:p>
          </table:table-cell>
          <table:covered-table-cell table:number-columns-repeated="3" table:style-name="ce15"/>
          <table:table-cell table:style-name="ce66"/>
          <table:table-cell table:style-name="ce67"/>
          <table:table-cell table:style-name="ce66" office:value-type="string" calcext:value-type="string">
            <text:p><text:s/></text:p>
          </table:table-cell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FIN-HSTRCO-NMBRE-ARTSTC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<text:s/>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NMBRE-HSTRCO-NMBRE-ARTSTCO</text:p>
          </table:table-cell>
          <table:covered-table-cell table:number-columns-repeated="3" table:style-name="ce15"/>
          <table:table-cell table:style-name="ce66"/>
          <table:table-cell table:style-name="ce66" office:value-type="string" calcext:value-type="string">
            <text:p><text:s/></text:p>
          </table:table-cell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 ( de ARTSTA ), FEC-TVI-HSTRCO-NMBRE-ARTSTC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9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NCN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CANCIÓN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CANCIÓN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CNCN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Pieza musical original y compuestas por un artista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eliminarse en el caso de existir alguna versión asociada a esta canción.</text:p>
            <text:p>El número identificador de canción se generará automaticamente por el sistema y será inmutable. 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CNCN-TIEN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ARTSTA-CMPNE-CNC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NCN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AN-DRCN-CNCN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TTLO-CNCN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OD-GENERO-CNCN</text:p>
          </table:table-cell>
          <table:covered-table-cell table:number-columns-repeated="3" table:style-name="ce15"/>
          <table:table-cell table:style-name="ce66" office:value-type="string" calcext:value-type="string">
            <text:p>*</text:p>
          </table:table-cell>
          <table:table-cell table:style-name="ce66"/>
          <table:table-cell table:style-name="ce68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NCN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2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LBUM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ALBUM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ALBUM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ALBUM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onjunto ordenado de múltiples versiones de una o varias cancione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office:value-type="string" calcext:value-type="string" table:number-columns-spanned="9" table:number-rows-spanned="3">
            <text:p>Subcategoría de Artículo</text:p>
          </table:table-cell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de indentificador de album será generado automaticamente por el sistema y será inmutable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ARTSTA-INTRPRTA-ALBUM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ALBUM-INCLY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CLO FOR “IS A”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table:number-columns-spanned="4" table:number-rows-spanned="1"/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LBUM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TTLO-ALBUM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ANO-EDCN-ALBUM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LBUM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VRSN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VERSIÓN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21" office:value-type="string" calcext:value-type="string" table:number-columns-spanned="7" table:number-rows-spanned="1">
            <text:p>VERSIÓN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VRSN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ada una de las interpretaciones individuales de una canción por un artista concreto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office:value-type="string" calcext:value-type="string" table:number-columns-spanned="9" table:number-rows-spanned="3">
            <text:p>Subcategoría de Artículo</text:p>
          </table:table-cell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identificador de versión será asignado automaticamente por el sistema y será inmutable.</text:p>
            <text:p>No ser podrá eliminar si existen albunes o compras asociada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<text:span text:style-name="T1">Se entenderá está como una </text:span><text:span text:style-name="T2">Categoría</text:span><text:span text:style-name="T3"> de artículo ya que los atributos de esta clase son específicos para la misma, posee relaciones propias y </text:span></text:p>
            <text:p><text:span text:style-name="T4">posee  un identificador própio. Pese a esto compartirá el “comportamiento” de un artículo, es decir, puede ser comprado.</text:span>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NCN FOR CNCN-TIEN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LBUM FOR ALBUM-INCLY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CLO FOR “IS A”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VRSN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33" table:number-columns-spanned="4" table:number-rows-spanned="1"/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VRSN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CLO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9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ARTÍCULO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21" office:value-type="string" calcext:value-type="string" table:number-columns-spanned="7" table:number-rows-spanned="1">
            <text:p>ARTÍCUL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ARTCL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Elemento incluido en nuestro repertorio de productos que puede ser comprado por un usuario y descargado desde un dispositivo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office:value-type="string" calcext:value-type="string" table:number-columns-spanned="9" table:number-rows-spanned="3">
            <text:p>Superclase de la unión total de las categorías Album y Versión.</text:p>
            <text:p>Se seleccionó esta opción ya que , aunque ambos “son artículos”, estos poseen identificadores própios pero comparten su precio y comportamiento de “ser comprables”</text:p>
          </table:table-cell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identificador de versión será asignado automaticamente por el sistema y será inmutable.</text:p>
            <text:p>No ser podrá eliminar si existen compras asociada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LBUM FOR “IS A”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“IS A”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MPRA FOR ARTCLO-TIENE-C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CLO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AN-PRECIO-ARTCL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CL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MPRA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COMPRA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21" office:value-type="string" calcext:value-type="string" table:number-columns-spanned="7" table:number-rows-spanned="1">
            <text:p>COMPRA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CMPRA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Transacción o adquisición de una versión por parte de un usuario a cambio de un precio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ser eliminada y todos sus atributos serán inmutables.</text:p>
            <text:p>El número identificador de compra lo creará automaticamente el sistem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CLO FOR ARTCLO-TIENE-C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USRO FOR USRO-EFCTA-C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CRGA FOR CMPRA-ATRZA-DSCRG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MPRA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INSTNTE-CMPRA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AN-PRECIO-CMPRA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MPRA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DSCRGA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DESCARGA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21" office:value-type="string" calcext:value-type="string" table:number-columns-spanned="7" table:number-rows-spanned="1">
            <text:p>DESCARGA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DSCRGA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Transferencia del archivo de una versión desde nuestros servidores a un dispositivo particular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ser eliminada y todos sus atributos serán inmutables</text:p>
            <text:p>En número identificador de descarga será asignado por el sistema de manera automática.</text:p>
            <text:p/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MPRA FOR CMPRA-ATRZA-DSCRG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PSTVO FOR DSPSTVO-EFCTA-DSCRG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Default"/>
          <table:table-cell table:style-name="ce9" table:number-columns-repeated="8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DSCRGA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INSTNTE-DSCRGA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<text:s/>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DSCRGA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DSPSTVO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DISPOSITIVO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21" office:value-type="string" calcext:value-type="string" table:number-columns-spanned="7" table:number-rows-spanned="1">
            <text:p>DISPOSITIV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DSPSITV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Aparato o aplicativo eléctrónico a nombre de un usuario y capaz de realizar un descarg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Para cada uno de los dispositivos de un usuario se asignará un número identificatorio secuencial, empezando por 1 y único para ese usuario.</text:p>
            <text:p>No se podrá eliminar si tiene alguna descarga asociada.</text:p>
            <text:p>Será eliminado si se elimina el usuario con el que está enlazado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CRGA FOR DSPSTVO-EFCTA-DSCRG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USRO FOR USRO-POSEE-DSPSTV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DSPSTVO</text:p>
          </table:table-cell>
          <table:covered-table-cell table:number-columns-repeated="3" table:style-name="ce15"/>
          <table:table-cell table:style-name="ce66"/>
          <table:table-cell table:style-name="ce67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MODELO-DSPSTV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OD-TIPO-DSPSTVO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USRO ( de USRO ), NUM-DSPSTV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2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USRO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7" table:number-columns-spanned="5" table:number-rows-spanned="1"/>
          <table:covered-table-cell table:number-columns-repeated="4" table:style-name="ce27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21" office:value-type="string" calcext:value-type="string" table:number-columns-spanned="7" table:number-rows-spanned="1">
            <text:p>USUARIO</text:p>
          </table:table-cell>
          <table:covered-table-cell table:number-columns-repeated="6" table:style-name="ce21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21" office:value-type="string" calcext:value-type="string" table:number-columns-spanned="7" table:number-rows-spanned="1">
            <text:p>USUARI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USR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ada uno de los individuos que interactuan con nuestra aplicación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ser eliminado si tienen compras o dispositivos con descargas asociados.</text:p>
            <text:p>En número identificador de usuario será asignado por el sistema de manera automática y será inmutable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PSTVO FOR USRO-POSEE-DSPSTV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MPRA FOR USRO-EFCTA-C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USRO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CNTRSNHA-USR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EMAIL-USRO</text:p>
          </table:table-cell>
          <table:covered-table-cell table:number-columns-repeated="3" table:style-name="ce15"/>
          <table:table-cell table:style-name="ce66" table:number-columns-repeated="2"/>
          <table:table-cell table:style-name="ce69" office:value-type="string" calcext:value-type="string">
            <text:p>*</text:p>
          </table:table-cell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NOMBRE-USRO</text:p>
          </table:table-cell>
          <table:covered-table-cell table:number-columns-repeated="3" table:style-name="ce15"/>
          <table:table-cell table:style-name="ce66" table:number-columns-repeated="2"/>
          <table:table-cell table:style-name="ce70" office:value-type="string" calcext:value-type="string">
            <text:p>*</text:p>
          </table:table-cell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USR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EMAIL-USR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NOMBRE-USRO</text:p>
          </table:table-cell>
          <table:covered-table-cell table:number-columns-repeated="3" table:style-name="ce15"/>
          <table:table-cell table:number-columns-repeated="252"/>
        </table:table-row>
        <table:table-row table:style-name="ro4" table:number-rows-repeated="1048532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.3937in" fo:margin-right="0.3937in" style:first-page-number="continue" style:scale-to="100%" style:table-centering="horizontal" style:writing-mode="lr-tb" style:print="charts drawings grid objects zero-values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3">00/00/0000</text:date>, <text:time style:data-style-name="N2" text:time-value="16:28:58.338569769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Entidade" style:display-name="PageStyle_Entida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4-13T16:32:06.639438040</dc:date>
    <meta:print-date>2016-01-28T16:40:00</meta:print-date>
    <meta:editing-cycles>164</meta:editing-cycles>
    <meta:editing-duration>PT6H12M27S</meta:editing-duration>
    <meta:generator>LibreOffice/6.4.7.2$Linux_X86_64 LibreOffice_project/40$Build-2</meta:generator>
    <meta:document-statistic meta:table-count="13" meta:cell-count="402" meta:object-count="0"/>
  </office:meta>
</office:document-meta>
</file>